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1.027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dc6ff" fo:border="0.74pt solid #000000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0.74pt solid #000000" style:direction="ltr"/>
      <style:paragraph-properties fo:text-align="start" fo:margin-left="0cm" style:writing-mode="lr-tb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81d41a" fo:wrap-option="wrap" fo:border="0.74pt solid #000000" style:vertical-align="bottom"/>
    </style:style>
    <style:style style:name="ce5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ff0000" fo:wrap-option="wrap" fo:border="0.74pt solid #000000"/>
    </style:style>
    <style:style style:name="ce7" style:family="table-cell" style:parent-style-name="Default" style:data-style-name="N153">
      <style:table-cell-properties fo:border="0.74pt solid #000000"/>
    </style:style>
    <style:style style:name="ce8" style:family="table-cell" style:parent-style-name="Default" style:data-style-name="N153">
      <style:table-cell-properties fo:background-color="#81d41a" fo:border="0.74pt solid #000000"/>
    </style:style>
    <style:style style:name="ce9" style:family="table-cell" style:parent-style-name="Default" style:data-style-name="N153">
      <style:table-cell-properties fo:background-color="#4dc6ff" fo:border="0.74pt solid #000000"/>
    </style:style>
    <style:style style:name="ce10" style:family="table-cell" style:parent-style-name="Default" style:data-style-name="N153">
      <style:table-cell-properties fo:padding="0.071cm"/>
    </style:style>
    <style:style style:name="ce11" style:family="table-cell" style:parent-style-name="Default" style:data-style-name="N153">
      <style:table-cell-properties fo:background-color="#ff0000" fo:border="0.74pt solid #000000"/>
    </style:style>
    <style:style style:name="ce23" style:family="table-cell" style:parent-style-name="Default" style:data-style-name="N153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number-columns-repeated="13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Entradas</text:p>
          </table:table-cell>
          <table:table-cell table:style-name="ce1" office:value-type="string" calcext:value-type="string">
            <text:p>Ene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br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ic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2">
          <table:table-cell table:style-name="ce2" office:value-type="string" calcext:value-type="string">
            <text:p>Aportaciones de los socios</text:p>
          </table:table-cell>
          <table:table-cell office:value-type="currency" office:currency="EUR" office:value="1500" calcext:value-type="currency">
            <text:p>1.500,00 €</text:p>
          </table:table-cell>
          <table:table-cell table:number-columns-repeated="11" office:value-type="currency" office:currency="EUR" office:value="0" calcext:value-type="currency">
            <text:p>0,00 €</text:p>
          </table:table-cell>
          <table:table-cell table:formula="of:=SUM([.B2:.M2])" office:value-type="currency" office:currency="EUR" office:value="1500" calcext:value-type="currency">
            <text:p>1.500,00 €</text:p>
          </table:table-cell>
          <table:table-cell/>
        </table:table-row>
        <table:table-row table:style-name="ro1">
          <table:table-cell table:style-name="ce3" office:value-type="string" calcext:value-type="string">
            <text:p>Préstamo</text:p>
          </table:table-cell>
          <table:table-cell office:value-type="currency" office:currency="EUR" office:value="4500" calcext:value-type="currency">
            <text:p>4.500,00 €</text:p>
          </table:table-cell>
          <table:table-cell table:number-columns-repeated="11" office:value-type="currency" office:currency="EUR" office:value="0" calcext:value-type="currency">
            <text:p>0,00 €</text:p>
          </table:table-cell>
          <table:table-cell table:formula="of:=SUM([.B3:.M3])" office:value-type="currency" office:currency="EUR" office:value="4500" calcext:value-type="currency">
            <text:p>4.500,00 €</text:p>
          </table:table-cell>
          <table:table-cell/>
        </table:table-row>
        <table:table-row table:style-name="ro1">
          <table:table-cell table:style-name="ce3" office:value-type="string" calcext:value-type="string">
            <text:p>Ventas</text:p>
          </table:table-cell>
          <table:table-cell office:value-type="currency" office:currency="EUR" office:value="0" calcext:value-type="currency">
            <text:p>0,00 €</text:p>
          </table:table-cell>
          <table:table-cell table:number-columns-repeated="4" office:value-type="currency" office:currency="EUR" office:value="2900" calcext:value-type="currency">
            <text:p>2.900,00 €</text:p>
          </table:table-cell>
          <table:table-cell table:number-columns-repeated="4" office:value-type="currency" office:currency="EUR" office:value="5100" calcext:value-type="currency">
            <text:p>5.100,00 €</text:p>
          </table:table-cell>
          <table:table-cell table:number-columns-repeated="3" office:value-type="currency" office:currency="EUR" office:value="2900" calcext:value-type="currency">
            <text:p>2.900,00 €</text:p>
          </table:table-cell>
          <table:table-cell table:formula="of:=SUM([.B4:.M4])" office:value-type="currency" office:currency="EUR" office:value="40700" calcext:value-type="currency">
            <text:p>40.700,00 €</text:p>
          </table:table-cell>
          <table:table-cell/>
        </table:table-row>
        <table:table-row table:style-name="ro3">
          <table:table-cell table:style-name="ce4" office:value-type="string" calcext:value-type="string">
            <text:p>TOTAL ENTRADAS</text:p>
          </table:table-cell>
          <table:table-cell table:style-name="ce8" table:formula="of:=SUM([.B2:.B4])" office:value-type="currency" office:currency="EUR" office:value="6000" calcext:value-type="currency">
            <text:p>6.000,00 €</text:p>
          </table:table-cell>
          <table:table-cell table:style-name="ce8" table:formula="of:=SUM([.C2:.C4])" office:value-type="currency" office:currency="EUR" office:value="2900" calcext:value-type="currency">
            <text:p>2.900,00 €</text:p>
          </table:table-cell>
          <table:table-cell table:style-name="ce8" table:formula="of:=SUM([.D2:.D4])" office:value-type="currency" office:currency="EUR" office:value="2900" calcext:value-type="currency">
            <text:p>2.900,00 €</text:p>
          </table:table-cell>
          <table:table-cell table:style-name="ce8" table:formula="of:=SUM([.E2:.E4])" office:value-type="currency" office:currency="EUR" office:value="2900" calcext:value-type="currency">
            <text:p>2.900,00 €</text:p>
          </table:table-cell>
          <table:table-cell table:style-name="ce8" table:formula="of:=SUM([.F2:.F4])" office:value-type="currency" office:currency="EUR" office:value="2900" calcext:value-type="currency">
            <text:p>2.900,00 €</text:p>
          </table:table-cell>
          <table:table-cell table:style-name="ce8" table:formula="of:=SUM([.G2:.G4])" office:value-type="currency" office:currency="EUR" office:value="5100" calcext:value-type="currency">
            <text:p>5.100,00 €</text:p>
          </table:table-cell>
          <table:table-cell table:style-name="ce8" table:formula="of:=SUM([.H2:.H4])" office:value-type="currency" office:currency="EUR" office:value="5100" calcext:value-type="currency">
            <text:p>5.100,00 €</text:p>
          </table:table-cell>
          <table:table-cell table:style-name="ce8" table:formula="of:=SUM([.I2:.I4])" office:value-type="currency" office:currency="EUR" office:value="5100" calcext:value-type="currency">
            <text:p>5.100,00 €</text:p>
          </table:table-cell>
          <table:table-cell table:style-name="ce8" table:formula="of:=SUM([.J2:.J4])" office:value-type="currency" office:currency="EUR" office:value="5100" calcext:value-type="currency">
            <text:p>5.100,00 €</text:p>
          </table:table-cell>
          <table:table-cell table:style-name="ce8" table:formula="of:=SUM([.K2:.K4])" office:value-type="currency" office:currency="EUR" office:value="2900" calcext:value-type="currency">
            <text:p>2.900,00 €</text:p>
          </table:table-cell>
          <table:table-cell table:style-name="ce8" table:formula="of:=SUM([.L2:.L4])" office:value-type="currency" office:currency="EUR" office:value="2900" calcext:value-type="currency">
            <text:p>2.900,00 €</text:p>
          </table:table-cell>
          <table:table-cell table:style-name="ce8" table:formula="of:=SUM([.M2:.M4])" office:value-type="currency" office:currency="EUR" office:value="2900" calcext:value-type="currency">
            <text:p>2.900,00 €</text:p>
          </table:table-cell>
          <table:table-cell table:style-name="ce8" table:formula="of:=SUM([.N2:.N4])" office:value-type="currency" office:currency="EUR" office:value="46700" calcext:value-type="currency">
            <text:p>46.700,00 €</text:p>
          </table:table-cell>
          <table:table-cell/>
        </table:table-row>
        <table:table-row table:style-name="ro1">
          <table:table-cell table:style-name="ce1" office:value-type="string" calcext:value-type="string">
            <text:p>Salidas</text:p>
          </table:table-cell>
          <table:table-cell table:style-name="ce9" table:number-columns-repeated="13"/>
          <table:table-cell/>
        </table:table-row>
        <table:table-row table:style-name="ro4">
          <table:table-cell office:value-type="string" calcext:value-type="string">
            <text:p>Capital amortizado del préstamo</text:p>
          </table:table-cell>
          <table:table-cell table:style-name="ce10" office:value-type="currency" office:currency="EUR" office:value="173.52" calcext:value-type="currency">
            <text:p>173,52 €</text:p>
          </table:table-cell>
          <table:table-cell table:style-name="ce10" office:value-type="currency" office:currency="EUR" office:value="174.68" calcext:value-type="currency">
            <text:p>174,68 €</text:p>
          </table:table-cell>
          <table:table-cell table:style-name="ce10" office:value-type="currency" office:currency="EUR" office:value="175.84" calcext:value-type="currency">
            <text:p>175,84 €</text:p>
          </table:table-cell>
          <table:table-cell table:style-name="ce10" office:value-type="currency" office:currency="EUR" office:value="177.01" calcext:value-type="currency">
            <text:p>177,01 €</text:p>
          </table:table-cell>
          <table:table-cell table:style-name="ce10" office:value-type="currency" office:currency="EUR" office:value="178.19" calcext:value-type="currency">
            <text:p>178,19 €</text:p>
          </table:table-cell>
          <table:table-cell table:style-name="ce10" office:value-type="currency" office:currency="EUR" office:value="179.38" calcext:value-type="currency">
            <text:p>179,38 €</text:p>
          </table:table-cell>
          <table:table-cell table:style-name="ce10" office:value-type="currency" office:currency="EUR" office:value="180.58" calcext:value-type="currency">
            <text:p>180,58 €</text:p>
          </table:table-cell>
          <table:table-cell table:style-name="ce10" office:value-type="currency" office:currency="EUR" office:value="181.78" calcext:value-type="currency">
            <text:p>181,78 €</text:p>
          </table:table-cell>
          <table:table-cell table:style-name="ce10" office:value-type="currency" office:currency="EUR" office:value="182.99" calcext:value-type="currency">
            <text:p>182,99 €</text:p>
          </table:table-cell>
          <table:table-cell table:style-name="ce10" office:value-type="currency" office:currency="EUR" office:value="184.21" calcext:value-type="currency">
            <text:p>184,21 €</text:p>
          </table:table-cell>
          <table:table-cell table:style-name="ce10" office:value-type="currency" office:currency="EUR" office:value="185.44" calcext:value-type="currency">
            <text:p>185,44 €</text:p>
          </table:table-cell>
          <table:table-cell table:style-name="ce10" office:value-type="currency" office:currency="EUR" office:value="186.68" calcext:value-type="currency">
            <text:p>186,68 €</text:p>
          </table:table-cell>
          <table:table-cell table:formula="of:=SUM([.B7:.M7])" office:value-type="currency" office:currency="EUR" office:value="2160.3" calcext:value-type="currency">
            <text:p>2.160,30 €</text:p>
          </table:table-cell>
          <table:table-cell/>
        </table:table-row>
        <table:table-row table:style-name="ro5">
          <table:table-cell office:value-type="string" calcext:value-type="string">
            <text:p>Intereses del préstamo</text:p>
          </table:table-cell>
          <table:table-cell table:style-name="ce10" office:value-type="currency" office:currency="EUR" office:value="30" calcext:value-type="currency">
            <text:p>30,00 €</text:p>
          </table:table-cell>
          <table:table-cell table:style-name="ce10" office:value-type="currency" office:currency="EUR" office:value="28.84" calcext:value-type="currency">
            <text:p>28,84 €</text:p>
          </table:table-cell>
          <table:table-cell table:style-name="ce10" office:value-type="currency" office:currency="EUR" office:value="27.68" calcext:value-type="currency">
            <text:p>27,68 €</text:p>
          </table:table-cell>
          <table:table-cell table:style-name="ce10" office:value-type="currency" office:currency="EUR" office:value="26.51" calcext:value-type="currency">
            <text:p>26,51 €</text:p>
          </table:table-cell>
          <table:table-cell table:style-name="ce10" office:value-type="currency" office:currency="EUR" office:value="25.33" calcext:value-type="currency">
            <text:p>25,33 €</text:p>
          </table:table-cell>
          <table:table-cell table:style-name="ce10" office:value-type="currency" office:currency="EUR" office:value="24.14" calcext:value-type="currency">
            <text:p>24,14 €</text:p>
          </table:table-cell>
          <table:table-cell table:style-name="ce10" office:value-type="currency" office:currency="EUR" office:value="22.94" calcext:value-type="currency">
            <text:p>22,94 €</text:p>
          </table:table-cell>
          <table:table-cell table:style-name="ce10" office:value-type="currency" office:currency="EUR" office:value="21.74" calcext:value-type="currency">
            <text:p>21,74 €</text:p>
          </table:table-cell>
          <table:table-cell table:style-name="ce10" office:value-type="currency" office:currency="EUR" office:value="20.53" calcext:value-type="currency">
            <text:p>20,53 €</text:p>
          </table:table-cell>
          <table:table-cell table:style-name="ce10" office:value-type="currency" office:currency="EUR" office:value="19.31" calcext:value-type="currency">
            <text:p>19,31 €</text:p>
          </table:table-cell>
          <table:table-cell table:style-name="ce10" office:value-type="currency" office:currency="EUR" office:value="18.08" calcext:value-type="currency">
            <text:p>18,08 €</text:p>
          </table:table-cell>
          <table:table-cell table:style-name="ce10" office:value-type="currency" office:currency="EUR" office:value="16.84" calcext:value-type="currency">
            <text:p>16,84 €</text:p>
          </table:table-cell>
          <table:table-cell table:formula="of:=SUM([.B8:.M8])" office:value-type="currency" office:currency="EUR" office:value="281.94" calcext:value-type="currency">
            <text:p>281,94 €</text:p>
          </table:table-cell>
          <table:table-cell table:style-name="ce23"/>
        </table:table-row>
        <table:table-row table:style-name="ro1">
          <table:table-cell office:value-type="string" calcext:value-type="string">
            <text:p>Alquiler</text:p>
          </table:table-cell>
          <table:table-cell table:number-columns-repeated="12" office:value-type="currency" office:currency="EUR" office:value="350" calcext:value-type="currency">
            <text:p>350,00 €</text:p>
          </table:table-cell>
          <table:table-cell table:formula="of:=SUM([.B9:.M9])" office:value-type="currency" office:currency="EUR" office:value="4200" calcext:value-type="currency">
            <text:p>4.200,00 €</text:p>
          </table:table-cell>
          <table:table-cell/>
        </table:table-row>
        <table:table-row table:style-name="ro6">
          <table:table-cell office:value-type="string" calcext:value-type="string">
            <text:p>Compra de ordenadores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office:value-type="currency" office:currency="EUR" office:value="450" calcext:value-type="currency">
            <text:p>450,00 €</text:p>
          </table:table-cell>
          <table:table-cell table:number-columns-repeated="6" office:value-type="currency" office:currency="EUR" office:value="0" calcext:value-type="currency">
            <text:p>0,00 €</text:p>
          </table:table-cell>
          <table:table-cell table:formula="of:=SUM([.B10:.M10])" office:value-type="currency" office:currency="EUR" office:value="900" calcext:value-type="currency">
            <text:p>900,00 €</text:p>
          </table:table-cell>
          <table:table-cell/>
        </table:table-row>
        <table:table-row table:style-name="ro6">
          <table:table-cell office:value-type="string" calcext:value-type="string">
            <text:p>Compra de mobiliario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office:value-type="currency" office:currency="EUR" office:value="600" calcext:value-type="currency">
            <text:p>600,00 €</text:p>
          </table:table-cell>
          <table:table-cell table:number-columns-repeated="7" office:value-type="currency" office:currency="EUR" office:value="0" calcext:value-type="currency">
            <text:p>0,00 €</text:p>
          </table:table-cell>
          <table:table-cell office:value-type="currency" office:currency="EUR" office:value="400" calcext:value-type="currency">
            <text:p>400,00 €</text:p>
          </table:table-cell>
          <table:table-cell table:formula="of:=SUM([.B11:.M11])" office:value-type="currency" office:currency="EUR" office:value="1000" calcext:value-type="currency">
            <text:p>1.000,00 €</text:p>
          </table:table-cell>
          <table:table-cell/>
        </table:table-row>
        <table:table-row table:style-name="ro1">
          <table:table-cell office:value-type="string" calcext:value-type="string">
            <text:p>Seguros</text:p>
          </table:table-cell>
          <table:table-cell table:number-columns-repeated="8" office:value-type="currency" office:currency="EUR" office:value="0" calcext:value-type="currency">
            <text:p>0,00 €</text:p>
          </table:table-cell>
          <table:table-cell office:value-type="currency" office:currency="EUR" office:value="760" calcext:value-type="currency">
            <text:p>760,00 €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formula="of:=SUM([.B12:.M12])" office:value-type="currency" office:currency="EUR" office:value="760" calcext:value-type="currency">
            <text:p>760,00 €</text:p>
          </table:table-cell>
          <table:table-cell/>
        </table:table-row>
        <table:table-row table:style-name="ro7">
          <table:table-cell office:value-type="string" calcext:value-type="string">
            <text:p>Material oficina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office:value-type="currency" office:currency="EUR" office:value="100" calcext:value-type="currency">
            <text:p>100,00 €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office:value-type="currency" office:currency="EUR" office:value="100" calcext:value-type="currency">
            <text:p>100,00 €</text:p>
          </table:table-cell>
          <table:table-cell table:formula="of:=SUM([.B13:.M13])" office:value-type="currency" office:currency="EUR" office:value="400" calcext:value-type="currency">
            <text:p>400,00 €</text:p>
          </table:table-cell>
          <table:table-cell/>
        </table:table-row>
        <table:table-row table:style-name="ro1">
          <table:table-cell office:value-type="string" calcext:value-type="string">
            <text:p>Publicidad</text:p>
          </table:table-cell>
          <table:table-cell office:value-type="currency" office:currency="EUR" office:value="400" calcext:value-type="currency">
            <text:p>400,00 €</text:p>
          </table:table-cell>
          <table:table-cell table:number-columns-repeated="5" office:value-type="currency" office:currency="EUR" office:value="0" calcext:value-type="currency">
            <text:p>0,00 €</text:p>
          </table:table-cell>
          <table:table-cell table:number-columns-repeated="2" office:value-type="currency" office:currency="EUR" office:value="400" calcext:value-type="currency">
            <text:p>400,00 €</text:p>
          </table:table-cell>
          <table:table-cell table:number-columns-repeated="4" office:value-type="currency" office:currency="EUR" office:value="0" calcext:value-type="currency">
            <text:p>0,00 €</text:p>
          </table:table-cell>
          <table:table-cell table:formula="of:=SUM([.B14:.M14])" office:value-type="currency" office:currency="EUR" office:value="1200" calcext:value-type="currency">
            <text:p>1.200,00 €</text:p>
          </table:table-cell>
          <table:table-cell/>
        </table:table-row>
        <table:table-row table:style-name="ro1">
          <table:table-cell office:value-type="string" calcext:value-type="string">
            <text:p>Salarios</text:p>
          </table:table-cell>
          <table:table-cell table:number-columns-repeated="4" office:value-type="currency" office:currency="EUR" office:value="1450" calcext:value-type="currency">
            <text:p>1.450,00 €</text:p>
          </table:table-cell>
          <table:table-cell table:number-columns-repeated="4" office:value-type="currency" office:currency="EUR" office:value="3350" calcext:value-type="currency">
            <text:p>3.350,00 €</text:p>
          </table:table-cell>
          <table:table-cell table:number-columns-repeated="4" office:value-type="currency" office:currency="EUR" office:value="1450" calcext:value-type="currency">
            <text:p>1.450,00 €</text:p>
          </table:table-cell>
          <table:table-cell table:formula="of:=SUM([.B15:.M15])" office:value-type="currency" office:currency="EUR" office:value="25000" calcext:value-type="currency">
            <text:p>25.000,00 €</text:p>
          </table:table-cell>
          <table:table-cell/>
        </table:table-row>
        <table:table-row table:style-name="ro1">
          <table:table-cell office:value-type="string" calcext:value-type="string">
            <text:p>Seg.Social</text:p>
          </table:table-cell>
          <table:table-cell table:number-columns-repeated="4" office:value-type="currency" office:currency="EUR" office:value="393" calcext:value-type="currency">
            <text:p>393,00 €</text:p>
          </table:table-cell>
          <table:table-cell table:number-columns-repeated="4" office:value-type="currency" office:currency="EUR" office:value="1059" calcext:value-type="currency">
            <text:p>1.059,00 €</text:p>
          </table:table-cell>
          <table:table-cell table:number-columns-repeated="4" office:value-type="currency" office:currency="EUR" office:value="393" calcext:value-type="currency">
            <text:p>393,00 €</text:p>
          </table:table-cell>
          <table:table-cell table:formula="of:=SUM([.B16:.M16])" office:value-type="currency" office:currency="EUR" office:value="7380" calcext:value-type="currency">
            <text:p>7.380,00 €</text:p>
          </table:table-cell>
          <table:table-cell/>
        </table:table-row>
        <table:table-row table:style-name="ro1">
          <table:table-cell office:value-type="string" calcext:value-type="string">
            <text:p>Suministros</text:p>
          </table:table-cell>
          <table:table-cell table:number-columns-repeated="12" office:value-type="currency" office:currency="EUR" office:value="50" calcext:value-type="currency">
            <text:p>50,00 €</text:p>
          </table:table-cell>
          <table:table-cell table:formula="of:=SUM([.B17:.M17])" office:value-type="currency" office:currency="EUR" office:value="600" calcext:value-type="currency">
            <text:p>600,00 €</text:p>
          </table:table-cell>
          <table:table-cell/>
        </table:table-row>
        <table:table-row table:style-name="ro8">
          <table:table-cell office:value-type="string" calcext:value-type="string">
            <text:p>Estudio de mercada</text:p>
          </table:table-cell>
          <table:table-cell office:value-type="currency" office:currency="EUR" office:value="350" calcext:value-type="currency">
            <text:p>350,00 €</text:p>
          </table:table-cell>
          <table:table-cell table:number-columns-repeated="11" office:value-type="currency" office:currency="EUR" office:value="0" calcext:value-type="currency">
            <text:p>0,00 €</text:p>
          </table:table-cell>
          <table:table-cell table:formula="of:=SUM([.B18:.M18])" office:value-type="currency" office:currency="EUR" office:value="350" calcext:value-type="currency">
            <text:p>350,00 €</text:p>
          </table:table-cell>
          <table:table-cell/>
        </table:table-row>
        <table:table-row table:style-name="ro9">
          <table:table-cell table:style-name="ce6" office:value-type="string" calcext:value-type="string">
            <text:p>TOTAL SALIDAS</text:p>
          </table:table-cell>
          <table:table-cell table:style-name="ce11" table:formula="of:=SUM([.B7:.B18])" office:value-type="currency" office:currency="EUR" office:value="3296.52" calcext:value-type="currency">
            <text:p>3.296,52 €</text:p>
          </table:table-cell>
          <table:table-cell table:style-name="ce11" table:formula="of:=SUM([.C7:.C18])" office:value-type="currency" office:currency="EUR" office:value="2896.52" calcext:value-type="currency">
            <text:p>2.896,52 €</text:p>
          </table:table-cell>
          <table:table-cell table:style-name="ce11" table:formula="of:=SUM([.D7:.D18])" office:value-type="currency" office:currency="EUR" office:value="2446.52" calcext:value-type="currency">
            <text:p>2.446,52 €</text:p>
          </table:table-cell>
          <table:table-cell table:style-name="ce11" table:formula="of:=SUM([.E7:.E18])" office:value-type="currency" office:currency="EUR" office:value="3146.52" calcext:value-type="currency">
            <text:p>3.146,52 €</text:p>
          </table:table-cell>
          <table:table-cell table:style-name="ce11" table:formula="of:=SUM([.F7:.F18])" office:value-type="currency" office:currency="EUR" office:value="5012.52" calcext:value-type="currency">
            <text:p>5.012,52 €</text:p>
          </table:table-cell>
          <table:table-cell table:style-name="ce11" table:formula="of:=SUM([.G7:.G18])" office:value-type="currency" office:currency="EUR" office:value="5462.52" calcext:value-type="currency">
            <text:p>5.462,52 €</text:p>
          </table:table-cell>
          <table:table-cell table:style-name="ce11" table:formula="of:=SUM([.H7:.H18])" office:value-type="currency" office:currency="EUR" office:value="5412.52" calcext:value-type="currency">
            <text:p>5.412,52 €</text:p>
          </table:table-cell>
          <table:table-cell table:style-name="ce11" table:formula="of:=SUM([.I7:.I18])" office:value-type="currency" office:currency="EUR" office:value="5512.52" calcext:value-type="currency">
            <text:p>5.512,52 €</text:p>
          </table:table-cell>
          <table:table-cell table:style-name="ce11" table:formula="of:=SUM([.J7:.J18])" office:value-type="currency" office:currency="EUR" office:value="3206.52" calcext:value-type="currency">
            <text:p>3.206,52 €</text:p>
          </table:table-cell>
          <table:table-cell table:style-name="ce11" table:formula="of:=SUM([.K7:.K18])" office:value-type="currency" office:currency="EUR" office:value="2446.52" calcext:value-type="currency">
            <text:p>2.446,52 €</text:p>
          </table:table-cell>
          <table:table-cell table:style-name="ce11" table:formula="of:=SUM([.L7:.L18])" office:value-type="currency" office:currency="EUR" office:value="2446.52" calcext:value-type="currency">
            <text:p>2.446,52 €</text:p>
          </table:table-cell>
          <table:table-cell table:style-name="ce11" table:formula="of:=SUM([.M7:.M18])" office:value-type="currency" office:currency="EUR" office:value="2946.52" calcext:value-type="currency">
            <text:p>2.946,52 €</text:p>
          </table:table-cell>
          <table:table-cell table:style-name="ce11" table:formula="of:=SUM([.N7:.N18])" office:value-type="currency" office:currency="EUR" office:value="44232.24" calcext:value-type="currency">
            <text:p>44.232,24 €</text:p>
          </table:table-cell>
          <table:table-cell/>
        </table:table-row>
        <table:table-row table:style-name="ro10">
          <table:table-cell office:value-type="string" calcext:value-type="string">
            <text:p>Entradas menos salidas</text:p>
          </table:table-cell>
          <table:table-cell table:formula="of:=ORG.LIBREOFFICE.RAWSUBTRACT([.B5];[.B19])" office:value-type="currency" office:currency="EUR" office:value="2703.48" calcext:value-type="currency">
            <text:p>2.703,48 €</text:p>
          </table:table-cell>
          <table:table-cell table:formula="of:=ORG.LIBREOFFICE.RAWSUBTRACT([.C5];[.C19])" office:value-type="currency" office:currency="EUR" office:value="3.48000000000002" calcext:value-type="currency">
            <text:p>3,48 €</text:p>
          </table:table-cell>
          <table:table-cell table:formula="of:=ORG.LIBREOFFICE.RAWSUBTRACT([.D5];[.D19])" office:value-type="currency" office:currency="EUR" office:value="453.48" calcext:value-type="currency">
            <text:p>453,48 €</text:p>
          </table:table-cell>
          <table:table-cell table:formula="of:=ORG.LIBREOFFICE.RAWSUBTRACT([.E5];[.E19])" office:value-type="currency" office:currency="EUR" office:value="-246.52" calcext:value-type="currency">
            <text:p>-246,52 €</text:p>
          </table:table-cell>
          <table:table-cell table:formula="of:=ORG.LIBREOFFICE.RAWSUBTRACT([.F5];[.F19])" office:value-type="currency" office:currency="EUR" office:value="-2112.52" calcext:value-type="currency">
            <text:p>-2.112,52 €</text:p>
          </table:table-cell>
          <table:table-cell table:formula="of:=ORG.LIBREOFFICE.RAWSUBTRACT([.G5];[.G19])" office:value-type="currency" office:currency="EUR" office:value="-362.52" calcext:value-type="currency">
            <text:p>-362,52 €</text:p>
          </table:table-cell>
          <table:table-cell table:formula="of:=ORG.LIBREOFFICE.RAWSUBTRACT([.H5];[.H19])" office:value-type="currency" office:currency="EUR" office:value="-312.52" calcext:value-type="currency">
            <text:p>-312,52 €</text:p>
          </table:table-cell>
          <table:table-cell table:formula="of:=ORG.LIBREOFFICE.RAWSUBTRACT([.I5];[.I19])" office:value-type="currency" office:currency="EUR" office:value="-412.52" calcext:value-type="currency">
            <text:p>-412,52 €</text:p>
          </table:table-cell>
          <table:table-cell table:formula="of:=ORG.LIBREOFFICE.RAWSUBTRACT([.J5];[.J19])" office:value-type="currency" office:currency="EUR" office:value="1893.48" calcext:value-type="currency">
            <text:p>1.893,48 €</text:p>
          </table:table-cell>
          <table:table-cell table:formula="of:=ORG.LIBREOFFICE.RAWSUBTRACT([.K5];[.K19])" office:value-type="currency" office:currency="EUR" office:value="453.48" calcext:value-type="currency">
            <text:p>453,48 €</text:p>
          </table:table-cell>
          <table:table-cell table:formula="of:=ORG.LIBREOFFICE.RAWSUBTRACT([.L5];[.L19])" office:value-type="currency" office:currency="EUR" office:value="453.48" calcext:value-type="currency">
            <text:p>453,48 €</text:p>
          </table:table-cell>
          <table:table-cell table:formula="of:=ORG.LIBREOFFICE.RAWSUBTRACT([.M5];[.M19])" office:value-type="currency" office:currency="EUR" office:value="-46.52" calcext:value-type="currency">
            <text:p>-46,52 €</text:p>
          </table:table-cell>
          <table:table-cell table:formula="of:=ORG.LIBREOFFICE.RAWSUBTRACT([.N5];[.N19])" office:value-type="currency" office:currency="EUR" office:value="2467.76" calcext:value-type="currency">
            <text:p>2.467,76 €</text:p>
          </table:table-cell>
          <table:table-cell/>
        </table:table-row>
        <table:table-row table:style-name="ro11">
          <table:table-cell office:value-type="string" calcext:value-type="string">
            <text:p>Salda en el banco c.c.</text:p>
          </table:table-cell>
          <table:table-cell table:formula="of:=ORG.LIBREOFFICE.RAWSUBTRACT([.B5];[.B19])" office:value-type="currency" office:currency="EUR" office:value="2703.48" calcext:value-type="currency">
            <text:p>2.703,48 €</text:p>
          </table:table-cell>
          <table:table-cell table:formula="of:=ORG.LIBREOFFICE.RAWSUBTRACT([.B21]+[.C5];[.C19])" office:value-type="currency" office:currency="EUR" office:value="2706.96" calcext:value-type="currency">
            <text:p>2.706,96 €</text:p>
          </table:table-cell>
          <table:table-cell table:formula="of:=ORG.LIBREOFFICE.RAWSUBTRACT([.C21]+[.D5];[.D19])" office:value-type="currency" office:currency="EUR" office:value="3160.44" calcext:value-type="currency">
            <text:p>3.160,44 €</text:p>
          </table:table-cell>
          <table:table-cell table:formula="of:=ORG.LIBREOFFICE.RAWSUBTRACT([.D21]+[.E5];[.E19])" office:value-type="currency" office:currency="EUR" office:value="2913.92" calcext:value-type="currency">
            <text:p>2.913,92 €</text:p>
          </table:table-cell>
          <table:table-cell table:formula="of:=ORG.LIBREOFFICE.RAWSUBTRACT([.E21]+[.F5];[.F19])" office:value-type="currency" office:currency="EUR" office:value="801.399999999998" calcext:value-type="currency">
            <text:p>801,40 €</text:p>
          </table:table-cell>
          <table:table-cell table:formula="of:=ORG.LIBREOFFICE.RAWSUBTRACT([.F21]+[.G5];[.G19])" office:value-type="currency" office:currency="EUR" office:value="438.879999999997" calcext:value-type="currency">
            <text:p>438,88 €</text:p>
          </table:table-cell>
          <table:table-cell table:formula="of:=ORG.LIBREOFFICE.RAWSUBTRACT([.G21]+[.H5];[.H19])" office:value-type="currency" office:currency="EUR" office:value="126.359999999997" calcext:value-type="currency">
            <text:p>126,36 €</text:p>
          </table:table-cell>
          <table:table-cell table:formula="of:=ORG.LIBREOFFICE.RAWSUBTRACT([.H21]+[.I5];[.I19])" office:value-type="currency" office:currency="EUR" office:value="-286.160000000004" calcext:value-type="currency">
            <text:p>-286,16 €</text:p>
          </table:table-cell>
          <table:table-cell table:formula="of:=ORG.LIBREOFFICE.RAWSUBTRACT([.I21]+[.J5];[.J19])" office:value-type="currency" office:currency="EUR" office:value="1607.32" calcext:value-type="currency">
            <text:p>1.607,32 €</text:p>
          </table:table-cell>
          <table:table-cell table:formula="of:=ORG.LIBREOFFICE.RAWSUBTRACT([.J21]+[.K5];[.K19])" office:value-type="currency" office:currency="EUR" office:value="2060.8" calcext:value-type="currency">
            <text:p>2.060,80 €</text:p>
          </table:table-cell>
          <table:table-cell table:formula="of:=ORG.LIBREOFFICE.RAWSUBTRACT([.K21]+[.L5];[.L19])" office:value-type="currency" office:currency="EUR" office:value="2514.28" calcext:value-type="currency">
            <text:p>2.514,28 €</text:p>
          </table:table-cell>
          <table:table-cell table:formula="of:=ORG.LIBREOFFICE.RAWSUBTRACT([.L21]+[.M5];[.M19])" office:value-type="currency" office:currency="EUR" office:value="2467.76" calcext:value-type="currency">
            <text:p>2.467,76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$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18:17:24.053000000</meta:creation-date>
    <dc:date>2024-01-23T17:27:30.892000000</dc:date>
    <meta:editing-duration>PT50M6S</meta:editing-duration>
    <meta:editing-cycles>3</meta:editing-cycles>
    <meta:generator>LibreOffice/7.4.5.1$Windows_X86_64 LibreOffice_project/9c0871452b3918c1019dde9bfac75448afc4b57f</meta:generator>
    <meta:document-statistic meta:table-count="1" meta:cell-count="280" meta:object-count="0"/>
  </office:meta>
</office:document-meta>
</file>